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7c424" officeooo:paragraph-rsid="0007c424"/>
    </style:style>
    <style:style style:name="P2" style:family="paragraph" style:parent-style-name="Text_20_body" style:list-style-name="L2">
      <style:text-properties officeooo:rsid="0007c424" officeooo:paragraph-rsid="0007c424"/>
    </style:style>
    <style:style style:name="P3" style:family="paragraph" style:parent-style-name="Text_20_body">
      <style:text-properties officeooo:paragraph-rsid="0007c424"/>
    </style:style>
    <style:style style:name="P4" style:family="paragraph" style:parent-style-name="Text_20_body">
      <style:text-properties officeooo:rsid="0008a801" officeooo:paragraph-rsid="0008a801"/>
    </style:style>
    <style:style style:name="P5" style:family="paragraph" style:parent-style-name="Text_20_body">
      <style:text-properties officeooo:rsid="0009de1d" officeooo:paragraph-rsid="0009de1d"/>
    </style:style>
    <style:style style:name="P6" style:family="paragraph" style:parent-style-name="Text_20_body">
      <style:text-properties fo:font-weight="bold" officeooo:rsid="0008a801" officeooo:paragraph-rsid="0008a801" style:font-weight-asian="bold" style:font-weight-complex="bold"/>
    </style:style>
    <style:style style:name="P7" style:family="paragraph" style:parent-style-name="Text_20_body">
      <style:text-properties officeooo:rsid="000adced" officeooo:paragraph-rsid="000adced"/>
    </style:style>
    <style:style style:name="P8" style:family="paragraph" style:parent-style-name="Text_20_body" style:list-style-name="L3">
      <style:text-properties officeooo:rsid="000adced" officeooo:paragraph-rsid="000adced"/>
    </style:style>
    <style:style style:name="P9" style:family="paragraph" style:parent-style-name="Text_20_body" style:list-style-name="L3">
      <style:text-properties officeooo:paragraph-rsid="000adced"/>
    </style:style>
    <style:style style:name="P10" style:family="paragraph" style:parent-style-name="Text_20_body">
      <style:text-properties officeooo:rsid="000c4be3" officeooo:paragraph-rsid="000c4be3"/>
    </style:style>
    <style:style style:name="T1" style:family="text">
      <style:text-properties style:font-name="TeX Gyre Pagella Math"/>
    </style:style>
    <style:style style:name="T2" style:family="text">
      <style:text-properties style:font-name="TeX Gyre Pagella Math" officeooo:rsid="0007c424"/>
    </style:style>
    <style:style style:name="T3" style:family="text">
      <style:text-properties style:font-name="TeX Gyre Pagella Math" officeooo:rsid="000adc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emoria </text:span><text:span text:style-name="T2">P</text:span><text:span text:style-name="T1">ráctica</text:span> <text:span text:style-name="T2">3</text:span></text:p>
      <text:p text:style-name="Text_20_body"><text:span text:style-name="T2"/></text:p>
      <text:p text:style-name="P3"><text:span text:style-name="T2">Podemos dividir el trabajo de esta práctica en 3 etapas:</text:span></text:p>
      <text:list xml:id="list943162013841763608" text:style-name="L2">
        <text:list-item>
          <text:p text:style-name="P2"><text:span text:style-name="T1">Las primeras dos semanas, que dedicamos a completar los tipos de datos y a implementar los módulos table y record.</text:span></text:p>
        </text:list-item>
        <text:list-item>
          <text:p text:style-name="P2"><text:span text:style-name="T1">La tercera semana, que empleamos en las operaciones para nuestras querys.</text:span></text:p>
        </text:list-item>
        <text:list-item>
          <text:p text:style-name="P2"><text:span text:style-name="T1">Y una última semana, dedicada a añadir y poblar las tablas en libreria_db con esecuele, y a pensar las querys pedidas.</text:span></text:p>
        </text:list-item>
      </text:list>
      <text:p text:style-name="P1"><text:span text:style-name="T1"/></text:p>
      <text:p text:style-name="P1"><text:span text:style-name="T1">A continuación, se detalla cada etapa.</text:span></text:p>
      <text:p text:style-name="P1"><text:span text:style-name="T1"/></text:p>
      <text:p text:style-name="P6"><text:span text:style-name="T1">Modificación de type:</text:span></text:p>
      <text:p text:style-name="P4"><text:span text:style-name="T1">Aquí, sólo tuvimos que añadir dos tipos al typedef de type.h, y completar (con un ‘case’ extra, o con un ‘else if’) todas las funciones implementadas en type.c</text:span></text:p>
      <text:p text:style-name="P4"><text:span text:style-name="T1"/></text:p>
      <text:p text:style-name="P6"><text:span text:style-name="T1">Table y record:</text:span></text:p>
      <text:p text:style-name="P5"><text:span text:style-name="T1">Con ayuda de las funciones fread, fwrite, fseek y ftell implementamos todas las funciones de lectura y escritura de tablas y de sus tuplas.</text:span></text:p>
      <text:p text:style-name="P5"><text:span text:style-name="T1">Como no todas las parejas han seguido el mismo formato de fichero, aclaramos el nuestro: hemos optado por escribir el tamaño de cada dato antes de escribirlo, en vez de escribir el tamaño de la tupla completa. (En una tabla de la forma INT INT STR, nosotros guardamos 3 tamaños por record, en vez de sólo uno).</text:span></text:p>
      <text:p text:style-name="P5"><text:span text:style-name="T1">Otra decisión de diseño ha sido la de </text:span><text:span text:style-name="T3">introducir en la estructura table un puntero a un fichero (abierto en table_create) que se mantiene sin cerrar hasta que se ejecuta la función table_close, en vez de pasar el nombre del fichero y que cada función tuviera que abrirlo y cerrarlo.</text:span></text:p>
      <text:p text:style-name="P7"><text:span text:style-name="T1">Una vez implementadas todas las funciones, aseguramos su correcto funcionamiento de dos maneras diferentes: </text:span></text:p>
      <text:list xml:id="list5463733628120083383" text:style-name="L3">
        <text:list-item>
          <text:p text:style-name="P9"><text:span text:style-name="T3">Con el .bash proporcionado por los profesores,</text:span></text:p>
        </text:list-item>
        <text:list-item>
          <text:p text:style-name="P8"><text:span text:style-name="T1">y con un main de prueba realizado por nosotros y adjuntado (testtr).</text:span></text:p>
        </text:list-item>
      </text:list>
      <text:p text:style-name="P10"><text:span text:style-name="T1">A continuación, proporcionamos las diferentes salidas de ambos programas:</text:span></text:p>
      <text:p text:style-name="P5"><text:span text:style-name="T1"/></text:p>
      <text:p text:style-name="P4"><text:soft-page-break/><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eX Gyre Pagella Math" svg:font-family="'TeX Gyre Pagella Math'"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8:05:18.665386530</meta:creation-date>
    <dc:date>2016-12-17T19:27:45.845145988</dc:date>
    <meta:editing-duration>PT21M15S</meta:editing-duration>
    <meta:editing-cycles>1</meta:editing-cycles>
    <meta:document-statistic meta:table-count="0" meta:image-count="0" meta:object-count="0" meta:page-count="2" meta:paragraph-count="16" meta:word-count="283" meta:character-count="1645" meta:non-whitespace-character-count="1382"/>
    <meta:generator>LibreOffice/5.1.4.2$Linux_X86_64 LibreOffice_project/10m0$Build-2</meta:generator>
  </office:meta>
</office:document-meta>
</file>